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0 deg lat 90 deg long NonRotating FPA = -90 deg, Azimuth = 90 de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9169668799612" calcext:value-type="float">
            <text:p>2.09169668799612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9169668799612" calcext:value-type="float">
            <text:p>2.0916966879961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15.99992659507" calcext:value-type="float">
            <text:p>3415.999926595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15.99992659507" calcext:value-type="float">
            <text:p>3415.999926595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07939256066429E-019" calcext:value-type="float">
            <text:p>-2.07939256066429E-019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07939256066429E-019" calcext:value-type="float">
            <text:p>-2.07939256066429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000734049345783343" calcext:value-type="float">
            <text:p>-0.000734049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734049345783343" calcext:value-type="float">
            <text:p>-0.000734049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299169697994E-019" calcext:value-type="float">
            <text:p>1.6299169697994E-019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299169697994E-019" calcext:value-type="float">
            <text:p>1.6299169697994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0.000000000000209169668799612" calcext:value-type="float">
            <text:p>2.09169668799612E-0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52435489670724E-029" calcext:value-type="float">
            <text:p>2.52435489670724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07939256066429E-019" calcext:value-type="float">
            <text:p>-2.07939256066429E-019</text:p>
          </table:table-cell>
          <table:table-cell/>
          <table:table-cell table:style-name="ce3" office:value-type="float" office:value="-4.4947559086489E-020" calcext:value-type="float">
            <text:p>-4.4947559086489E-020</text:p>
          </table:table-cell>
          <table:table-cell/>
          <table:table-cell table:style-name="ce3" office:value-type="float" office:value="4.62626359011639" calcext:value-type="float">
            <text:p>4.6262635901</text:p>
          </table:table-cell>
          <table:table-cell table:style-name="ce3" office:value-type="float" office:value="-1.6299169697994E-019" calcext:value-type="float">
            <text:p>-1.6299169697994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299169697994E-019" calcext:value-type="float">
            <text:p>1.6299169697994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1.6299169697994E-019" calcext:value-type="float">
            <text:p>1.6299169697994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15.99992659507" calcext:value-type="float">
            <text:p>3415.999926595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07939256066429E-019" calcext:value-type="float">
            <text:p>-2.07939256066429E-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734049345783343" calcext:value-type="float">
            <text:p>-0.0007340493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299169697994E-019" calcext:value-type="float">
            <text:p>1.6299169697994E-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07939256066429E-019" calcext:value-type="float">
            <text:p>-2.07939256066429E-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299169697994E-019" calcext:value-type="float">
            <text:p>1.6299169697994E-01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209169668799612" calcext:value-type="float">
            <text:p>-2.09E-01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15.99992659507" calcext:value-type="float">
            <text:p>3415.999926595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15.99992659507" calcext:value-type="float">
            <text:p>-3.4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4.4947559086489E-020" calcext:value-type="float">
            <text:p>4.49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000734049345783343" calcext:value-type="float">
            <text:p>-0.0007340493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000734049345783343" calcext:value-type="float">
            <text:p>7.34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497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9009" calcext:value-type="float">
            <text:p>3342.060819290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42.0608192900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10990513158419E-016" calcext:value-type="float">
            <text:p>-2.10990513158419E-016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10990513158419E-016" calcext:value-type="float">
            <text:p>-2.1099051315841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57339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60838" calcext:value-type="float">
            <text:p>-0.7448206322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44820632160838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5383403003869E-016" calcext:value-type="float">
            <text:p>1.6538340300386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497" calcext:value-type="float">
            <text:p>2.0464220424497E-013</text:p>
          </table:table-cell>
          <table:table-cell/>
          <table:table-cell table:style-name="ce3" office:value-type="float" office:value="0.999999999993565" calcext:value-type="float">
            <text:p>1</text:p>
          </table:table-cell>
          <table:table-cell table:style-name="ce3" office:value-type="float" office:value="-1.3169307060632E-024" calcext:value-type="float">
            <text:p>-1.3169307060632E-0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215077307075262" calcext:value-type="float">
            <text:p>-2.15077307075262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10990513158419E-016" calcext:value-type="float">
            <text:p>-2.10990513158419E-016</text:p>
          </table:table-cell>
          <table:table-cell/>
          <table:table-cell table:style-name="ce3" office:value-type="float" office:value="-4.56071101557339E-017" calcext:value-type="float">
            <text:p>-4.56071101557339E-017</text:p>
          </table:table-cell>
          <table:table-cell/>
          <table:table-cell table:style-name="ce3" office:value-type="float" office:value="4.62626358999622" calcext:value-type="float">
            <text:p>4.62626359</text:p>
          </table:table-cell>
          <table:table-cell table:style-name="ce3" office:value-type="float" office:value="-1.65383403002685E-016" calcext:value-type="float">
            <text:p>-1.6538340300268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93473015386303" calcext:value-type="float">
            <text:p>1.9347301538630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1.65383403003869E-016" calcext:value-type="float">
            <text:p>1.6538340300386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0.00000000000020464220424497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9009" calcext:value-type="float">
            <text:p>3342.060819290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342.0608192900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10990513158419E-016" calcext:value-type="float">
            <text:p>-2.1099051315841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4.56071101557339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60838" calcext:value-type="float">
            <text:p>-0.7448206322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744820632160838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10990513158419E-016" calcext:value-type="float">
            <text:p>-2.1099051315841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20464220424497" calcext:value-type="float">
            <text:p>-2.05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9009" calcext:value-type="float">
            <text:p>3342.060819290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342.06081929009" calcext:value-type="float">
            <text:p>-3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4.56071101557339E-017" calcext:value-type="float">
            <text:p>4.56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60838" calcext:value-type="float">
            <text:p>-0.7448206322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744820632160838" calcext:value-type="float">
            <text:p>7.45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53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42.06081926858" calcext:value-type="float">
            <text:p>3342.0608192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6859" calcext:value-type="float">
            <text:p>3342.060819268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42.0608192685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2.10990513158419E-016" calcext:value-type="float">
            <text:p>-2.10990513158419E-016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2.10990513158419E-016" calcext:value-type="float">
            <text:p>-2.1099051315841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493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41492" calcext:value-type="float">
            <text:p>-0.744820632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44820632141492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65383403003869E-016" calcext:value-type="float">
            <text:p>1.65383403003869E-016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65383403003869E-016" calcext:value-type="float">
            <text:p>1.6538340300386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1.26217744835362E-028" calcext:value-type="float">
            <text:p>-1.26217744835362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81898940354586" calcext:value-type="float">
            <text:p>-1.81898940354586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10990513158419E-016" calcext:value-type="float">
            <text:p>-2.10990513158419E-016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4.62626359011638" calcext:value-type="float">
            <text:p>4.6262635901</text:p>
          </table:table-cell>
          <table:table-cell table:style-name="ce3" office:value-type="float" office:value="-1.65383403003869E-016" calcext:value-type="float">
            <text:p>-1.6538340300386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9.99200722162641E-016" calcext:value-type="float">
            <text:p>9.99200722162641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f</text:p>
          </table:table-cell>
          <table:table-cell table:style-name="ce3" office:value-type="float" office:value="1.65383403003869E-016" calcext:value-type="float">
            <text:p>1.6538340300386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8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6859" calcext:value-type="float">
            <text:p>3342.060819268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10990513158419E-016" calcext:value-type="float">
            <text:p>-2.1099051315841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4.56071101545493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41492" calcext:value-type="float">
            <text:p>-0.744820632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744820632141492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42.06081926858" calcext:value-type="float">
            <text:p>3342.06081926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2.10990513158419E-016" calcext:value-type="float">
            <text:p>-2.1099051315841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65383403003869E-016" calcext:value-type="float">
            <text:p>1.65383403003869E-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42.06081926859" calcext:value-type="float">
            <text:p>3342.060819268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4.56071101545493E-017" calcext:value-type="float">
            <text:p>4.56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744820632141492" calcext:value-type="float">
            <text:p>-0.744820632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744820632141492" calcext:value-type="float">
            <text:p>7.45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21T14:41:49.869279522</dc:date>
    <dc:creator>Stacha Petrovic</dc:creator>
    <meta:editing-duration>P47DT16H49M50S</meta:editing-duration>
    <meta:editing-cycles>946</meta:editing-cycles>
    <meta:document-statistic meta:table-count="8" meta:cell-count="2810" meta:object-count="0"/>
    <meta:user-defined meta:name="qrichtext">1</meta:user-defined>
  </office:meta>
</office:document-meta>
</file>